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ee9e6" officeooo:paragraph-rsid="002ee9e6"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fo:language="id" fo:country="ID"/>
    </style:style>
    <style:style style:name="T2" style:family="text">
      <style:text-properties officeooo:rsid="0027847a"/>
    </style:style>
    <style:style style:name="T3" style:family="text">
      <style:text-properties officeooo:rsid="0028c984"/>
    </style:style>
    <style:style style:name="T4" style:family="text">
      <style:text-properties officeooo:rsid="0028de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ngantar</text:p>
      <text:p text:style-name="P1"/>
      <text:p text:style-name="Standard">Dalam kursus singkat ini, Anda akan belajar cara membuat e-learning yang bermakna secara efektif</text:p>
      <text:p text:style-name="Standard">kursus ini mencakup video, sumber daya pilihan, dan tugas praktis.</text:p>
      <text:p text:style-name="Standard">Mari kita mulai perjalanan desain instruksi Anda dengan cara yang benar.</text:p>
      <text:p text:style-name="P1"/>
      <text:p text:style-name="P1">Dapatkan Perhatian</text:p>
      <text:p text:style-name="Standard">jadi bagaimana Anda membuat kursus e-learning yang efektif dan langkah apa yang harus Anda ikuti?</text:p>
      <text:p text:style-name="Standard">Hari ini saya ingin berbagi proses merancang kursus e-learning yang berhasil dan menarik yang saya gunakan dan temukan efektif.</text:p>
      <text:p text:style-name="Standard">Kebanyakan desainer instruksional telah mendengar tentang Robert Gagne dan sembilan acara pengajarannya.</text:p>
      <text:p text:style-name="Standard">Dan hari ini saya ingin berbicara tentang bagaimana pembuat konten e-learning dapat memanfaatkan acara ini untuk keuntungan mereka.</text:p>
      <text:p text:style-name="Standard">Robert Gagne adalah seorang psikolog pendidikan yang memelopori ilmu pengajaran pada tahun 1940-an.</text:p>
      <text:p text:style-name="Standard">Bukunya yang berjudul The Condition of Learning pertama kali diterbitkan pada tahun 1965. Buku itu membahas tentang kondisi mental yang diperlukan untuk pembelajaran yang efektif. Gagne percaya bahwa ada beberapa tingkat pembelajaran yang berbeda, dan setiap tingkat membutuhkan jenis pengajaran yang berbeda.</text:p>
      <text:p text:style-name="Standard">Gagne menciptakan proses sembilan langkah yang merinci setiap elemen yang diperlukan untuk pembelajaran yang efektif. Model pembelajaran sembilan tingkat Gagne menyediakan daftar periksa untuk digunakan yang membantu Anda memastikan bahwa Anda menyajikan pengalaman belajar yang komprehensif dan sukses. Pendekatannya juga memotivasi pelajar dan membantu mereka mengasosiasikan topik yang dibahas dalam kursus Anda dengan apa yang telah mereka ketahui. Manfaat lain dari pendekatan Gagne adalah memungkinkan adanya trial and error.</text:p>
      <text:p text:style-name="Standard">Peserta didik diperbolehkan untuk membuat kesalahan dan membangun pengalaman masa lalu mereka.</text:p>
      <text:p text:style-name="Standard">Jadi biasanya ketika desainer instruksional di sini dari Gagne, mereka langsung berpikir bahwa pendekatannya terhadap desain kursus tidak berlaku untuk e-learning.</text:p>
      <text:p text:style-name="Standard">Yah, meskipun metode aslinya tidak dibuat dengan mempertimbangkan e-learning, metode ini dapat dengan mudah disesuaikan dengan pendidikan jarak jauh.</text:p>
      <text:p text:style-name="Standard">Dan hari ini saya akan menunjukkan caranya.</text:p>
      <text:p text:style-name="Standard">1. Dapatkan perhatian</text:p>
      <text:p text:style-name="Standard">mendapatkan perhatian adalah peristiwa pertama yang selalu Anda inginkan untuk memulai kursus Anda dengan menarik perhatian pelajar, ini memberi pelajar kerangka kerja yang mereka dapat mengatur konten yang akan disajikan dalam pelajaran. Acara pembelajaran ini juga digunakan untuk memotivasi peserta didik.</text:p>
      <text:p text:style-name="Standard">Sekarang, saya akan jujur.</text:p>
      <text:p text:style-name="Standard">Merancang pengalaman belajar yang sangat memotivasi adalah tantangan yang dihadapi sebagian besar desainer instruksional. Semua pelajar memiliki tujuan, keinginan dan kebutuhan yang berbeda.</text:p>
      <text:p text:style-name="Standard">Jadi menemukan kail yang akan membuat semua pelajar termotivasi sangatlah sulit.</text:p>
      <text:p text:style-name="Standard">Dan karena tidak ada satu pun ukuran yang cocok untuk semua di sini, membuat kursus yang memotivasi semua pelajar hampir mustahil.</text:p>
      <text:p text:style-name="Standard">Saat merancang pertimbangkan motivasi, tujuan, pengalaman dan budaya pelajar.</text:p>
      <text:p text:style-name="Standard">Karena keempat elemen ini memainkan peran penting dalam pengembangan kursus, pelatihan yang berhasil dirancang dengan pertanyaan "Apa untungnya bagi saya?"</text:p>
      <text:p text:style-name="Standard">Anda harus bertujuan untuk menggabungkan kebutuhan dan motivator internal dan eksternal.</text:p>
      <text:p text:style-name="Standard">Motivator internal muncul dari rasa pencapaian yang dirasakan orang dari mempelajari sesuatu yang baru.</text:p>
      <text:p text:style-name="Standard"><text:soft-page-break/></text:p>
      <text:p text:style-name="Standard"/>
      <text:p text:style-name="Standard">Alternatifnya, motivator eksternal dikaitkan dengan hasil nyata seperti uang atau penghargaan.</text:p>
      <text:p text:style-name="Standard">Membuat kursus pelatihan yang memenuhi kebutuhan internal dan eksternal biasanya mendapatkan hasil terbaik dan mendapatkan evaluasi yang baik.</text:p>
      <text:p text:style-name="Standard">Kebanyakan orang dewasa sangat ingin belajar ketika mereka perlu mencapai suatu tujuan.</text:p>
      <text:p text:style-name="Standard">Pelajar dewasa ingin dapat segera menerapkan pengetahuan dan keterampilan baru mereka ke dalam situasi kehidupan nyata.</text:p>
      <text:p text:style-name="Standard">Jadi untuk membangkitkan minat dan keingintahuan siswa, pertimbangkan untuk menambahkan visual dan mengajukan pertanyaan yang merangsang pemikiran yang akan membantu siswa menyadari bahwa mereka memiliki masalah yang perlu dipecahkan.</text:p>
      <text:p text:style-name="Standard">Dan kursus Anda ada di sini untuk membantu mereka memecahkan masalah itu.</text:p>
      <text:p text:style-name="Standard">Dan ingat bahwa pelajar jarak jauh memiliki lebih banyak kesempatan untuk mudah teralihkan, lebih dari pelajar kelas.</text:p>
      <text:p text:style-name="Standard">Oleh karena itu, penting untuk memastikan bahwa semua pelajar bersemangat untuk mulai mempelajari aktivitas baru.</text:p>
      <text:p text:style-name="Standard">Untuk melakukan ini, Anda harus merangsang perhatian mereka dengan perkenalan yang menarik.</text:p>
      <text:p text:style-name="Standard">Misalnya, Anda dapat menggunakan tren pengguna dalam semboyan atau garis atau kutipan yang menarik perhatian yang dapat dengan mudah dikaitkan oleh pelajar Anda. Gunakan frase atau kalimat yang menggugah pikiran untuk memaksa pelajar agar memperhatikan. Bercerita selalu membantu untuk menarik perhatian pelajar.</text:p>
      <text:p text:style-name="Standard">Jika Anda dapat membuat cerita yang menarik untuk memperkenalkan topik Anda, Anda sudah setengah jalan.</text:p>
      <text:p text:style-name="Standard">Cara terbaik lainnya untuk menarik perhatian pelajar adalah dengan menunjukkan klip video yang benar-benar sesuai dan langsung menunjukkan masalah, tetapi pastikan untuk membuat video Anda pendek dan langsung ke intinya.</text:p>
      <text:p text:style-name="Standard">Pikirkan tentang iklan.</text:p>
      <text:p text:style-name="Standard">Iklan hanya memiliki beberapa detik untuk menarik perhatian orang. Mereka pendek, dan langsung ke sasaran.</text:p>
      <text:p text:style-name="Standard">Seperti inilah seharusnya semua video elearning.</text:p>
      <text:p text:style-name="Standard">Sebelum Anda duduk untuk menulis cerita atau naskah video Anda, cari tahu siapa audiens Anda, Anda ingin memastikan bahwa karakter Anda berbicara seperti orang yang mereka coba gambarkan.</text:p>
      <text:p text:style-name="Standard">Jadi misalnya, para baby boomer menggunakan kosakata yang berbeda dengan generasi milenial.</text:p>
      <text:p text:style-name="Standard">Pengacara dan profesional lainnya semuanya berbicara secara berbeda jika Anda mengenal audiens target Anda, tetapi tidak tahu cara menarik perhatian mereka. Bicaralah dengan mereka. Bergaul dengan karakter Anda sebentar dan cobalah masuk ke karakternya sendiri.</text:p>
      <text:p text:style-name="Standard">Pergilah ke tempat-tempat karakter Anda berkumpul dan dengarkan percakapan. Anda ingin audiens Anda jatuh cinta dengan karakter Anda. Anda ingin memberikan alasan kepada pelajar untuk ingin mengikuti kursus dan bergaul dengan karakter Anda.</text:p>
      <text:p text:style-name="Standard">Anda juga dapat memanfaatkan pembelajaran sosial di sini, misalnya, Anda dapat membuat aktivitas mengenal Anda dan meminta peserta didik berpartisipasi dalam grup facebook pribadi, atau Anda dapat membuat papan diskusi untuk mereka mengenal jenis aktivitas Anda, get peserta didik tertarik, mendapatkan perhatiannya, tetapi mereka juga membawa latar belakang, pengetahuan dan pengalamannya.</text:p>
      <text:p text:style-name="Standard">Secara pribadi, saya menganggap acara pertama ini yang paling penting, karena jika Anda kehilangan peserta didik Anda di awal, Anda mungkin tidak akan pernah mendapatkannya kembali. Anda ingin perhatian penuh mereka. Dan untuk mendapatkan perhatian penuh itu, Anda perlu melakukan sedikit pekerjaan di awal.</text:p>
      <text:p text:style-name="Standard"/>
      <text:p text:style-name="Standard"><text:soft-page-break/></text:p>
      <text:p text:style-name="Standard"/>
      <text:p text:style-name="Standard">Di video berikutnya, kita akan membahas tentang acara selanjutnya, yaitu tentang tujuan pembelajaran.</text:p>
      <text:p text:style-name="Standard"/>
      <text:p text:style-name="Standard"/>
      <text:p text:style-name="Standard"/>
      <text:p text:style-name="P1">Informasikan Tujuan Pembelajar</text:p>
      <text:p text:style-name="P1"/>
      <text:p text:style-name="Standard">acara instruksi kedua dikenal sebagai menginformasikan tujuan kepada pelajar Anda. Selama fase ini digunakan untuk mendeskripsikan apa yang peserta didik harus mampu lakukan di akhir kursus. Dan alat apa yang mungkin mereka gunakan untuk mencapai tujuan pembelajaran.</text:p>
      <text:p text:style-name="Standard">Tujuan harus menciptakan harapan dan menggambarkan struktur perkuliahan.</text:p>
      <text:p text:style-name="Standard">Berikut beberapa cara untuk memberi tahu pelajar tentang hasil yang diharapkan dan tujuan kursus. Bahkan sebelum kursus.</text:p>
      <text:p text:style-name="Standard">Anda dapat meringkas tujuan dan konten kursus atau menentukan metodologi dan kriteria evaluasi untuk memastikan bahwa tujuan Anda ditulis dengan baik. Anda harus menggunakan pendekatan cerdas.</text:p>
      <text:p text:style-name="Standard">Sasaran cerdas berfokus pada hasil daripada aktivitas, dan memungkinkan peserta didik mengukur kesuksesan mereka sendiri.</text:p>
      <text:p text:style-name="Standard">Ini berarti bahwa tujuan Anda harus spesifik, terukur, dapat dicapai, relevan, dan tepat waktu.</text:p>
      <text:p text:style-name="Standard">Untuk memastikan bahwa kursus Anda memenuhi tujuan instruksional yang diinginkan, mulailah memetakan berbagai elemen kursus, seperti modul, bab, pelajaran, kegiatan, penilaian untuk tujuan pembelajaran tertentu, Anda bahkan dapat mempertimbangkan untuk menambahkan perkiraan waktu untuk setiap aktivitas sehingga peserta didik akan tahu berapa lama waktu yang dibutuhkan untuk menyelesaikan setiap bagian dari kursus Anda untuk setiap modul pelajaran yang akan dipaparkan kepada peserta.</text:p>
      <text:p text:style-name="Standard">Pemetaan Anda akan memberikan gambaran umum tentang kompetensi yang dibutuhkan, topik yang akan didiskusikan dan aktivitas yang akan dilakukan.</text:p>
      <text:p text:style-name="Standard">Karena hasil pembelajaran harus berhasil ditunjukkan oleh pelajar, Anda harus menetapkan kriteria lulus atau gagal yang tidak ambigu untuk kuis, tes, tugas, dan aktivitas individu atau kelompok lainnya.</text:p>
      <text:p text:style-name="Standard">Biasanya, desainer instruksional menggunakan pendekatan klasik untuk menulis tujuan mereka.</text:p>
      <text:p text:style-name="Standard">Akibatnya, elemen pertama yang dilihat pelajar saat mereka memulai kursus adalah tujuannya.</text:p>
      <text:p text:style-name="Standard">Padahal tujuan dari tujuan adalah untuk membantu peserta didik fokus pada pengalaman belajarnya.</text:p>
      <text:p text:style-name="Standard">Kebanyakan pelajar tidak suka membaca daftar tujuan dan melewatkannya jika memungkinkan.</text:p>
      <text:p text:style-name="Standard">Karena itu, nilai tujuan berkurang. Namun, jika pelajar tidak mengetahui tujuan, mereka tidak dapat benar-benar mendapatkan keuntungan dari kursus.</text:p>
      <text:p text:style-name="Standard">Dilema yang dihadapi desainer instruksional terletak pada pendekatan tujuan pembelajaran dengan cara yang paling interaktif mungkin menghindari daftar poin yang panjang dan membosankan.</text:p>
      <text:p text:style-name="Standard">Jadi apa yang dapat Anda lakukan untuk mengubah tujuan menjadi motivator?</text:p>
      <text:p text:style-name="Standard">Pertama, sebelum menulis tujuan, Anda perlu mengidentifikasi tujuan bisnis untuk kursus tersebut. Kemudian pikirkan tentang tindakan yang diperlukan untuk mencapai tujuan tersebut setelah daftar tindakan disusun.</text:p>
      <text:p text:style-name="Standard">Perubahan tujuan dapat dimulai tidak hanya jika tujuan dapat diukur dan diamati, tetapi juga harus memiliki motivasi dan relevan.</text:p>
      <text:p text:style-name="Standard">Ingat, Anda merancang kursus untuk orang dewasa dan kebanyakan orang dewasa adalah orang yang sibuk. Oleh karena itu, Anda perlu memastikan bahwa tujuan memenuhi kebutuhan pelajar Anda.</text:p>
      <text:p text:style-name="Standard">Misalnya, meskipun tujuan dengan definisi kata kerja tindakan dapat diukur, kemungkinan besar itu tidak berguna.</text:p>
      <text:p text:style-name="Standard"><text:soft-page-break/>Seperti dalam kebanyakan kasus, orang tidak perlu dapat mendefinisikan sesuatu untuk memecahkan masalah atau menguasai suatu keterampilan. Meskipun masih merupakan ide yang baik untuk memasukkan definisi dan kursus pelatihan, mengubahnya menjadi tujuan yang mungkin tidak praktis bagi pelajar dewasa.</text:p>
      <text:p text:style-name="Standard">Memasukkan skenario akan menambah makna pada tujuan pembelajaran Anda, Anda ingin skenario Anda serealistis mungkin, tetapi pada saat yang sama harus menggambarkan masalah yang dihadapi orang dalam pekerjaan dan yang terpenting, masalah yang akan dipecahkan oleh pelatihan Anda.</text:p>
      <text:p text:style-name="Standard">Selain menciptakan pengaturan yang realistis, skenario Anda harus mencakup tiga komponen inti: pendahuluan, konflik, dan resolusi.</text:p>
      <text:p text:style-name="Standard">Anda ingin pelajar benar-benar percaya bahwa masalah yang digambarkan dalam skenario mungkin terjadi pada mereka. Jika mereka tidak akan menguasai konten kursus Anda, buat tujuan Anda berdasarkan masalah yang Anda sajikan dalam skenario Anda.</text:p>
      <text:p text:style-name="Standard">Anda juga dapat mengubah tujuan Anda menjadi pertanyaan. Misalnya, bagaimana Anda bisa mengetahui apakah supervisor Anda tidak senang dengan kinerja Anda?</text:p>
      <text:p text:style-name="Standard">Jadi Anda baru saja keluar dari tinjauan kinerja yang buruk. Apa yang akan kamu lakukan? Pernahkah Anda menerima umpan balik kinerja pekerjaan yang negatif? Apa yang akan Anda lakukan untuk memperbaiki reputasi Anda?</text:p>
      <text:p text:style-name="Standard">Tujuan dari tujuan ini adalah untuk membantu pelajar memahami manfaat dari mempelajari konten dalam kursus serta risiko yang terkait dengan tidak mempelajarinya, tujuan yang menggunakan kata ganti Anda daripada kata pelajar lebih bersifat pribadi karena mereka berbicara langsung dengan siswa. pelajar, misalnya, mengatakan pada akhir modul Anda harus mampu .. lebih pribadi daripada mengatakan pada akhir modul, pelajar harus mampu.</text:p>
      <text:p text:style-name="Standard">Juga mengubah konsep abstrak menjadi situasi nyata yang akan dialami pelajar dalam pekerjaan menambah makna pada tujuan.</text:p>
      <text:p text:style-name="Standard">Sebagai contoh, alih-alih setelah menyelesaikan modul ini, Anda harus dapat menggambarkan empat tahap model desain motivasi ARC.</text:p>
      <text:p text:style-name="Standard">Pertimbangkan setelah menyelesaikan modul ini, Anda harus dapat merancang kursus motivasi untuk pelajar And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Bloom taxonomy</text:p>
      <text:p text:style-name="Standard"/>
      <text:p text:style-name="Standard">Taksonomi Bloom sangat membantu dalam menciptakan tujuan pembelajaran, menurut Bloom ada tiga domain pembelajaran; kognitif, afektif dan psikomotor. Saat Anda menulis tujuan Anda untuk salah satu dari tiga domain tersebut, Anda harus selalu mengarah ke perilaku yang paling kompleks.</text:p>
      <text:p text:style-name="Standard">Ada tiga rahasia untuk membuat kursus e-learning yang sukses menggunakan Taksonomi Bloom.</text:p>
      <text:p text:style-name="Standard">Dan hari ini saya akan membagikan ketiganya.</text:p>
      <text:p text:style-name="Standard">Rahasia 1</text:p>
      <text:p text:style-name="Standard">menciptakan tujuan pembelajaran yang terukur dan diamati.</text:p>
      <text:p text:style-name="Standard">Rahasia 2</text:p>
      <text:p text:style-name="Standard">merancang interaksi yang membantu peserta didik mencapai tujuan tersebut.</text:p>
      <text:p text:style-name="Standard">Rahasia 3</text:p>
      <text:p text:style-name="Standard">membuat penilaian yang sesuai dengan tujuan pembelajaran Anda.</text:p>
      <text:p text:style-name="Standard"/>
      <text:p text:style-name="Standard">Mari kita mulai dengan rahasia 1, <text:span text:style-name="T1">buat tujuan pembelajaran yang dapat diukur dan diamati.</text:span></text:p>
      <text:p text:style-name="Standard">salah satu pendekatan terbaik dan mungkin termudah untuk mengetahui kegiatan kursus adalah dengan menggunakan taksonomi Bloom. Bloom menawarkan daftar kata kerja terukur yang secara khusus efektif ketika menyusun tujuan pembelajaran, menciptakan interaktivitas yang berfokus pada hasil yang ditargetkan, tetapi memastikan bahwa interaktivitas Anda disengaja dan dirancang untuk secara efektif menggerakkan peserta didik melalui rantai perintah Bloom, dari menghafal hingga penerapan dan analisis dan akhirnya evaluasi .</text:p>
      <text:p text:style-name="Standard">Dengan kata lain, Anda ingin menggunakan konten kursus untuk mengembangkan tujuan pembelajaran yang terukur, kemudian mengkategorikan tujuan tersebut berdasarkan tingkat pembelajaran dan memasukkan aktivitas yang sesuai di setiap kategori. Selain itu, pastikan untuk selalu menyertakan penilaian yang sesuai dengan tujuan.</text:p>
      <text:p text:style-name="Standard"/>
      <text:p text:style-name="Standard">Ketika Anda merancang kursus Anda, Anda perlu menyusun tujuan pembelajaran Anda untuk secara eksplisit menunjukkan apa yang harus didemonstrasikan oleh pelajar sebagai hasil dari mengonsumsi konten Anda. Dengan kata lain, tujuan pembelajaran, harus menunjukkan perubahan yang dapat diamati sebagai hasil dari peserta didik yang menyelesaikan kursus.</text:p>
      <text:p text:style-name="Standard">Saat menyusun tujuan pembelajaran Anda, pastikan bahwa tujuan tersebut sangat spesifik, misalnya, di akhir modul ini, Anda harus dapat membuat daftar lima elemen kebijakan keselamatan perusahaan.</text:p>
      <text:p text:style-name="Standard">Jelaskan tiga langkah yang harus dilakukan jika terjadi kegagalan daya, mengoperasikan alat pemadam kebakaran kelas untuk memadamkan keranjang sampah.</text:p>
      <text:p text:style-name="Standard"/>
      <text:p text:style-name="Standard">Dalam dua tujuan pembelajaran pertama. Saya memberikan karakteristik angka spesifik, lima elemen kunci, tiga langkah yang akan diajarkan kursus. Dalam contoh ketiga, kita berbicara tentang peralatan kelas A yang tepat dan situasi yang akan dihadapi peserta didik api keranjang sampah selama kursus.</text:p>
      <text:p text:style-name="Standard">Untuk membuat tujuan pembelajaran yang terukur, Anda harus menghindari penggunaan kata-kata seperti think, menurut Anda apa elemen kunci dari kebijakan keselamatan perusahaan atau familiar? Biasakan mengoperasikan kelas alat pemadam kebakaran.</text:p>
      <text:p text:style-name="Standard"/>
      <text:p text:style-name="Standard">Sekarang, mari beralih ke rahasia nomor dua. yang merancang interaktivitas yang membantu pelajar mencapai tujuan tersebut.</text:p>
      <text:p text:style-name="Standard">bergantung pada tujuan pembelajaran Anda, hasil yang ingin Anda peroleh, dan pokok bahasan kursus, Anda perlu merancang konten dengan empat tingkat interaktivitas, mulai dari</text:p>
      <text:p text:style-name="Standard">tingkat satu: interaktivitas pasif. Misalnya klik berikutnya untuk melanjutkan.</text:p>
      <text:p text:style-name="Standard">Tingkat dua: interaktivitas terbatas. Misalnya: pilih respon yang tepat untuk maju</text:p>
      <text:p text:style-name="Standard">level tiga: interaktivitas kompleks, misalnya: skenario, dan simulasi</text:p>
      <text:p text:style-name="Standard"><text:soft-page-break/>tingkat empat: interaktivitas real-time lanjutan, misalnya: pembelajaran sosial, gamifikasi.</text:p>
      <text:p text:style-name="Standard">Jadi sekarang saya akan membagikan beberapa cara untuk memperkenalkan interaktivitas melalui enam tingkat taksonomi Bloom.</text:p>
      <text:p text:style-name="Standard">Mengingat adalah tingkat pembelajaran pertama, ini hanya mengacu pada kemampuan mengingat konsep menjadi akrab dengan mereka.</text:p>
      <text:p text:style-name="Standard">Beberapa aktivitas yang dapat Anda gunakan di tingkat tersebut termasuk lampiran PDF, daftar langkah demi langkah dan webinar.</text:p>
      <text:p text:style-name="Standard"/>
      <text:p text:style-name="Standard">Cara terbaik untuk menguji keterampilan itu adalah dengan membuat jenis konten prasyarat kursus melalui konten ini,</text:p>
      <text:p text:style-name="Standard">Anda harus menguji kemampuan peserta didik untuk mengingat materi dari kursus sebelumnya yang diperlukan yang harus diambil sebelum mengambil kursus saat ini.</text:p>
      <text:p text:style-name="Standard">Anda juga dapat membuat kuis pop up untuk menguji seberapa baik pelajar mengingat konten yang Anda ajarkan <text:span text:style-name="T2">ke </text:span>mereka.</text:p>
      <text:p text:style-name="Standard">Benar, pilihan ganda salah dan mengisi tes tipe kosong adalah cara yang bagus untuk mencapai ini.</text:p>
      <text:p text:style-name="Standard"/>
      <text:p text:style-name="Standard">Tingkat pembelajaran berikutnya dikenal sebagai pemahaman. Tingkat ini bisa jadi rumit, terutama karena kita semua <text:span text:style-name="T3">tahu </text:span>bahwa pemahaman tidak dapat diukur.</text:p>
      <text:p text:style-name="Standard">Jadi kita harus menghindari penggunaan istilah itu dan tujuan pembelajaran.</text:p>
      <text:p text:style-name="Standard">Namun, serupa dengan mengingat, pemahaman adalah salah satu level dasar dari pembelajaran dan kemampuan <text:span text:style-name="T4">dan dapat </text:span>disajikan melalui kuliah panduan pengguna langkah demi langkah, file PDF dan dengan memasukkan klik dan tarik aktivitas menggunakan alat e-learning cepat seperti mengartikulasikan dan memikat.</text:p>
      <text:p text:style-name="Standard">Jadi ketika peserta didik mendaftar di kursus e-learning, ada asumsi mendasar bahwa mereka memang demikian dalam mencari pengetahuan, yang diharapkan dapat disampaikan oleh konten kursus e-learning, Anda harus melakukannya menggunakan konten multimedia seperti video, animasi, dan grafik untuk mencapai tujuan ini.</text:p>
      <text:p text:style-name="Standard">Kemudian Anda mengajukan pertanyaan singkat untuk menguji apakah pelajar Anda telah menyerap pengetahuan itu.</text:p>
      <text:p text:style-name="Standard">Desainer instruksional suka membuat tes pengetahuan untuk memeriksa apakah pelajar Anda tahu apa yang Anda hanya menjelaskan kepada mereka, tetapi hanya mengetahui atau mengingat informasi tidak akan terlalu membantu.</text:p>
      <text:p text:style-name="Standard">Anda juga perlu menguji apakah mereka memahaminya.</text:p>
      <text:p text:style-name="Standard">Dan di situlah tes pemahaman masuk.</text:p>
      <text:p text:style-name="Standard">Konten yang menunjukkan pemahaman mungkin menyertakan pertanyaan yang terlihat dan terasa sama, tetapi masing-masing mungkin memiliki resolusi atau jawaban tertentu.</text:p>
      <text:p text:style-name="Standard">Jika pelajar telah menyerap pengetahuan yang mereka hadapi dan memahami apa yang Anda miliki</text:p>
      <text:p text:style-name="Standard">menjelaskan kepada mereka, maka mereka harus dapat memberikan tanggapan yang benar kepada Anda.</text:p>
      <text:p text:style-name="Standard"/>
      <text:p text:style-name="Standard">Menerapkan adalah tingkat pembelajaran berikutnya.</text:p>
      <text:p text:style-name="Standard">Di sinilah peserta didik mengambil konsep dari dua tingkat dasar pertama dan mulai benar-benar melakukan sesuatu.</text:p>
      <text:p text:style-name="Standard">Sementara tingkat pembelajaran ini bekerja paling baik di ruang kelas di mana orang dapat membentuk kelompok kecil dan melakukan percakapan, dimungkinkan untuk melakukannya melalui ruang kelas virtual, papan diskusi atau dengan menawarkan peserta didik untuk menyelesaikan simulasi.</text:p>
      <text:p text:style-name="Standard">Anda dapat menggunakan tugas-tugas seperti topik penelitian, menulis esai pendek atau seret jatuhkan tugas jenis frase kata yang cocok untuk mengevaluasi keterampilan transfer.</text:p>
      <text:p text:style-name="Standard"/>
      <text:p text:style-name="Standard"><text:soft-page-break/>Pada tingkat yang paling dasar, e-learning adalah tentang memastikan peserta didik mengetahui, memahami dan memahami isi kursus dan kemudian dapat menunjukkan pemahaman tersebut melalui aplikasi praktis.</text:p>
      <text:p text:style-name="Standard">Cara terbaik untuk membantu Anda menilai keterampilan aplikasi adalah dengan menggunakan simulasi, pastikan bahwa latihan Anda disesuaikan sedekat mungkin dengan lingkungan kerja di mana pelajar akan menerapkan keterampilan tersebut.</text:p>
      <text:p text:style-name="Standard"/>
      <text:p text:style-name="Standard">Tingkat pembelajaran berikutnya dikenal sebagai menganalisis, sedangkan kegiatan untuk menerapkan dapat dengan mudah dikembangkan dan dievaluasi, menganalisis membutuhkan banyak pekerjaan.</text:p>
      <text:p text:style-name="Standard"/>
      <text:p text:style-name="Standard">Aktivitas ini sangat memakan waktu dan sumber daya dan dalam banyak kasus tidak dapat dievaluasi dalam lingkungan virtual.</text:p>
      <text:p text:style-name="Standard"/>
      <text:p text:style-name="Standard">Jadi, jika Anda ingin pelajar Anda dapat menganalisis sesuatu, Anda mungkin ingin mempertimbangkan pendekatan pembelajaran campuran dengan setidaknya papan diskusi yang tersedia bagi mereka.</text:p>
      <text:p text:style-name="Standard"/>
      <text:p text:style-name="Standard">Tugas seperti menanggapi pertanyaan seputar studi kasus atau meminta pelajar untuk membangun kasus penggunaan berdasarkan materi pelajaran adalah ujian yang bagus untuk berpikir logis.</text:p>
      <text:p text:style-name="Standard"/>
      <text:p text:style-name="Standard">Tujuan Anda adalah agar pelajar menunjukkan kemampuan mereka untuk menggunakan pemahaman mereka, tentu saja, konten untuk menentukan perbedaan antara berbagai tindakan.</text:p>
      <text:p text:style-name="Standard"/>
      <text:p text:style-name="Standard">Anda dapat menyertakan konten jenis studi kasus untuk menguji pelajar keterampilan harus diberi sedikit petunjuk kontekstual tentang solusi yang tepat.</text:p>
      <text:p text:style-name="Standard"/>
      <text:p text:style-name="Standard">Instruktur kemudian harus menilai apakah peserta didik dapat meneliti dan menyelidiki situasi yang disajikan dan menarik kesimpulan yang benar.</text:p>
      <text:p text:style-name="Standard"/>
      <text:p text:style-name="Standard">Berikut adalah pendekatan lain untuk merangsang keterampilan analitis, pertimbangkan untuk mengembangkan kursus yang mencakup interaksi kelompok.</text:p>
      <text:p text:style-name="Standard"/>
      <text:p text:style-name="Standard">Jadi ini bisa menjadi sesi obrolan di mana instruktur akan mengajukan pertanyaan terbuka dan membiarkan kelompok pelajar membedah dan memperdebatkan topik dan mendemonstrasikan keterampilan analitis mereka.</text:p>
      <text:p text:style-name="Standard"/>
      <text:p text:style-name="Standard">Tingkat berikutnya, tingkat evaluasi pembelajaran juga bekerja paling baik dalam lingkungan campuran, namun juga dapat dilakukan melalui e-learning asinkron.</text:p>
      <text:p text:style-name="Standard"/>
      <text:p text:style-name="Standard">Tingkat taksonomi Bloom ini menguji kemampuan peserta didik untuk menganalisis, menarik kesimpulan, dan memberikan penilaian pada situasi tertentu.</text:p>
      <text:p text:style-name="Standard"/>
      <text:p text:style-name="Standard">Gunakan interaktivitas seperti latihan simulasi untuk menilai pemikiran kritis.</text:p>
      <text:p text:style-name="Standard"/>
      <text:p text:style-name="Standard">Pada level itu, Anda ingin peserta didik dapat membuat keputusan tentang berbagai hal melalui meneliti dan mengevaluasi pilihan mereka, situasi kehidupan nyata seringkali menuntut peserta didik untuk dapat membedakan antara beberapa pilihan untuk membuat keputusan yang paling tepat dalam menguji keterampilan ini, Anda harus membuat konten situasional yang memaksa peserta didik untuk <text:soft-page-break/>mengevaluasi masalah kerja praktek, untuk menghasilkan ide dan pendapat orisinal yang membahas masalah yang sedang dibahas.</text:p>
      <text:p text:style-name="Standard"/>
      <text:p text:style-name="Standard">Penggunaan pertanyaan pilihan ganda yang membutuhkan lebih dari satu pilihan yang tidak memiliki jawaban benar atau salah juga merupakan cara yang baik untuk menguji keterampilan evaluasi.</text:p>
      <text:p text:style-name="Standard"/>
      <text:p text:style-name="Standard">Menciptakan adalah tingkat pembelajaran terakhir, di sinilah peserta didik secara fisik melakukan atau menciptakan sesuatu yang telah mereka pelajari di kelas dengan menggunakan semua sumber daya yang tersedia bagi mereka.</text:p>
      <text:p text:style-name="Standard"/>
      <text:p text:style-name="Standard">Pendekatan pembelajaran campuran dengan papan diskusi, forum, atau bahkan akses ke jalur konferensi bekerja dengan baik di sini.</text:p>
      <text:p text:style-name="Standard"/>
      <text:p text:style-name="Standard">Anda juga dapat menggunakan webcam atau meminta pelajar untuk merekam video pendek dengan smartphone mereka yang menunjukkan langkah-langkah yang mereka ambil untuk menyelesaikan tugas yang diperlukan.</text:p>
      <text:p text:style-name="Standard"/>
      <text:p text:style-name="Standard">Di sini Anda ingin menilai kemampuan peserta didik untuk membuat ide atau artefak orisinal berdasarkan konten yang dipelajari.</text:p>
      <text:p text:style-name="Standard"/>
      <text:p text:style-name="Standard">Mengusulkan prototipe unik atau menyarankan aplikasi baru dari teori yang ada adalah cara yang baik untuk menilai kreativitas.</text:p>
      <text:p text:style-name="Standard"/>
      <text:p text:style-name="Standard">Ujian utama dari kesuksesan kursus adalah meminta peserta didik menguasai konten dengan sangat baik sehingga mereka mampu menghasilkan konten orisinal, menunjukkan ide pemikiran orisinal mereka dan menemukan solusi untuk masalah sendiri.</text:p>
      <text:p text:style-name="Standard"/>
      <text:p text:style-name="Standard">Ini adalah keterampilan yang sangat menantang untuk dikembangkan dan diuji melalui e-learning.</text:p>
      <text:p text:style-name="Standard"/>
      <text:p text:style-name="Standard">Tetapi satu pendekatan untuk melakukannya mungkin dengan menugaskan pelajar untuk menggunakan pengetahuan mereka dan memecahkan masalah kehidupan nyata di tempat kerja.</text:p>
      <text:p text:style-name="Standard"/>
      <text:p text:style-name="Standard">Beberapa hasil dan aktivitas lain mungkin termasuk merancang kebijakan dan prosedur baru, mengubah alur kerja yang ada, atau menciptakan alat dan perangkat penghemat waktu untuk tempat kerja.</text:p>
      <text:p text:style-name="Standard"/>
      <text:p text:style-name="Standard">Jadi bagaimana Anda dapat mentransisikan peserta didik Anda dari tanpa pengetahuan menjadi pemahaman lengkap, Blum mengusulkan tiga kategori pembelajaran, termasuk berbasis pengetahuan, kognitif, berbasis emosi, efektif dan pembelajaran berbasis tindakan psikomotor. E-learning efektif adalah proses progresif yang menuntun peserta didik langkah demi langkah lebih rendah ke tingkat pembelajaran yang lebih tinggi.</text:p>
      <text:p text:style-name="Standard"/>
      <text:p text:style-name="Standard">Jadi, misalnya, apakah Anda akan meminta peserta kursus kebijakan keselamatan untuk menangani peralatan listrik hidup di lantai pabrik sebelum mengenalkannya pada prinsip dasar pemadam kebakaran dan pengoperasian pemadam kebakaran?</text:p>
      <text:p text:style-name="Standard"/>
      <text:p text:style-name="Standard">Mungkin tidak.</text:p>
      <text:p text:style-name="Standard"/>
      <text:p text:style-name="Standard">Taksonomi Bloom sangat mirip dengan proses pembelajaran dari ujung ke ujung.</text:p>
      <text:p text:style-name="Standard"><text:soft-page-break/></text:p>
      <text:p text:style-name="Standard">Itulah mengapa sangat efisien dalam menggerakkan pelajar melalui proses pembelajaran, membawa mereka dari nol menjadi pahlawan dengan mulus.</text:p>
      <text:p text:style-name="Standard"/>
      <text:p text:style-name="Standard">Ketika Anda mengembangkan rencana pembelajaran bagi pelajar Anda untuk transisi dari memiliki sedikit atau tidak sama sekali pengetahuan tentang suatu subjek menjadi menguasainya, Anda perlu memulai dengan penilaian pelajar.</text:p>
      <text:p text:style-name="Standard"/>
      <text:p text:style-name="Standard">Hal ini memberikan dasar bagi pembangun kursus, kemudian mulai dengan topik gambaran besar sehingga pelajar memiliki pemahaman yang lebih baik tentang apa tujuan akhirnya dan kemudian secara bertahap mengembangkan materi pelajaran.</text:p>
      <text:p text:style-name="Standard"/>
      <text:p text:style-name="Standard">Tetapi saat Anda mengembangkan rencana pembelajaran Anda, buat jalur pembelajaran menjadi fleksibel.</text:p>
      <text:p text:style-name="Standard"/>
      <text:p text:style-name="Standard">Misalnya, jika seorang pelajar sudah memiliki latar belakang dasar, mungkin akan lebih produktif untuk menghindari membimbing mereka melalui dasar-dasar dan langsung melompat ke topik, atau memberi mereka pilihan untuk melewati dasar-dasar jika mereka ingin melakukannya.</text:p>
      <text:p text:style-name="Standard"/>
      <text:p text:style-name="Standard">Rahasia terakhir yang akan kita bicarakan hari ini adalah membuat penilaian yang sesuai dengan tujuan pembelajaran Anda.</text:p>
      <text:p text:style-name="Standard"/>
      <text:p text:style-name="Standard">Tujuan akhir dari setiap kursus e-learning adalah untuk berhasil memenuhi tujuan pembelajaran yang Anda nyatakan, untuk mencapai itu, penting untuk memetakan penilaian Anda dengan berbagai tingkat tujuan pembelajaran dan kemudian menyesuaikan pengetahuan itu dengan strategi instruksional yang sesuai.</text:p>
      <text:p text:style-name="Standard"/>
      <text:p text:style-name="Standard">Mulailah dengan bertanya pada diri sendiri tiga pertanyaan dasar.</text:p>
      <text:p text:style-name="Standard"/>
      <text:p text:style-name="Standard">Pertanyaan pertama akan membantu Anda merancang tujuan pembelajaran Anda setelah menyelesaikan kursus ini, pengetahuan atau keterampilan apa yang akan diperoleh pelajar?</text:p>
      <text:p text:style-name="Standard"/>
      <text:p text:style-name="Standard">Pertanyaan kedua akan membantu Anda membuat penilaian pendukung.</text:p>
      <text:p text:style-name="Standard"/>
      <text:p text:style-name="Standard">Dan pertanyaan itu adalah tugas, Kuis, tes, dan tugas apa yang akan membantu saya menentukan apakah pelajar telah menguasai tujuan pembelajaran yang ditetapkan untuk mereka.</text:p>
      <text:p text:style-name="Standard"/>
      <text:p text:style-name="Standard">Dan pertanyaan ketiga akan membantu Anda memetakan strategi instruksional yang sesuai.</text:p>
      <text:p text:style-name="Standard"/>
      <text:p text:style-name="Standard">Dan pertanyaannya adalah kegiatan apa, baik online maupun offline, yang akan memperkuat tujuan pembelajaran ini dan mempersiapkan peserta didik untuk berhasil menyelesaikan penilaian yang direncanakan.</text:p>
      <text:p text:style-name="Standard"/>
      <text:p text:style-name="Standard">Gunakan bagan kata kerja Bloom untuk memandu Anda dalam menentukan penilaian yang sesuai dengan tujuan pembelajaran.</text:p>
      <text:p text:style-name="Standard"/>
      <text:p text:style-name="Standard">Misalnya, jika Anda ingin fokus pada mengingat, Anda harus mempertimbangkan untuk mengatur ulang, memberi label, mendaftar, memilih kuis pilihan ganda benar salah dan jenis kegiatan jawaban singkat.</text:p>
      <text:p text:style-name="Standard"><text:soft-page-break/></text:p>
      <text:p text:style-name="Standard">Jika tujuan Anda adalah untuk menguji pemahaman, maka Anda perlu mengasosiasikan kata atau konsep, menyatakan kembali teori, menghubungkan dan membedakan konsep.</text:p>
      <text:p text:style-name="Standard"/>
      <text:p text:style-name="Standard">Anda juga dapat mempertimbangkan untuk menggunakan papan diskusi dan menulis laporan.</text:p>
      <text:p text:style-name="Standard"/>
      <text:p text:style-name="Standard">Level selanjutnya adalah menerapkan presentasi.</text:p>
      <text:p text:style-name="Standard"/>
      <text:p text:style-name="Standard">Roleplaying dan simulasi dapat membantu Anda mencapai level ini.</text:p>
      <text:p text:style-name="Standard"/>
      <text:p text:style-name="Standard">Selanjutnya adalah menganalisis di sini Anda ingin menggunakan studi kasus, pemecahan masalah, laporan penelitian, dan skenario pengambilan keputusan yang sensitif waktu.</text:p>
      <text:p text:style-name="Standard"/>
      <text:p text:style-name="Standard">Studi kasus, diskusi kelompok, beberapa reservasi dan kesimpulan serta debat, dapat membantu Anda mencapai tingkat evaluasi taksonomi Bloom untuk menentukan penilaian yang sesuai dengan tujuan pembelajaran terkait dengan penciptaan.</text:p>
      <text:p text:style-name="Standard"/>
      <text:p text:style-name="Standard">Anda dapat mempertimbangkan pengumpulan data dan simulasi interpretasi, percobaan dan pemrograman bercabang.</text:p>
      <text:p text:style-name="Standard"/>
      <text:p text:style-name="Standard">Perhatikan bahwa tidak semua kursus mengharuskan Anda memiliki tujuan untuk semua tingkat pembelajaran.</text:p>
      <text:p text:style-name="Standard"/>
      <text:p text:style-name="Standard">Namun, taksonomi Bloom akan membantu Anda mengetahui metode presentasi terbaik dari materi tersebut.</text:p>
      <text:p text:style-name="Standard"/>
      <text:p text:style-name="Standard">Namun, satu hal yang harus diingat oleh desainer instruksional adalah bahwa taksonomi Bloom hanyalah kerangka kerja.</text:p>
      <text:p text:style-name="Standard"/>
      <text:p text:style-name="Standard">Ini berarti bahwa ini adalah pedoman tingkat tinggi untuk mengembangkan dan menguji keterampilan kognitif tertentu pada peserta didik Anda.</text:p>
      <text:p text:style-name="Standard"/>
      <text:p text:style-name="Standard">Jika Anda menafsirkan piramida Bloom sebagai bentuk tutorial langkah demi langkah, kemungkinan besar Anda akan gagal dalam menghasilkan kursus yang sangat efektif.</text:p>
      <text:p text:style-name="Standard"/>
      <text:p text:style-name="Standard">Inilah mengapa Anda harus fleksibel dalam desain kursus Anda.</text:p>
      <text:p text:style-name="Standard"/>
      <text:p text:style-name="Standard">Misalnya, beberapa konten Anda dapat dirancang sedemikian rupa sehingga Anda menguji lebih dari satu keterampilan kognitif pada saat yang sama, seperti mengingat dan memahami dalam contoh lain, misalnya, saat menilai apakah seorang pelajar siap untuk melanjutkan ke keterampilan berikutnya. tingkat pembelajaran, Anda mungkin hanya ingin merancang konten yang memvalidasi tingkat keterampilan yang lebih tinggi seperti evaluasi atau kreasi, daripada menguji keenam keterampilan kognitif secara berurutan.</text:p>
      <text:p text:style-name="Standard"/>
      <text:p text:style-name="Standard"/>
      <text:p text:style-name="Standard"/>
      <text:p text:style-name="Standard"/>
      <text:p text:style-name="Standard"/>
      <text:p text:style-name="Standard"/>
      <text:p text:style-name="P2"><text:soft-page-break/>Mengingat pembelajaran sebelumnya, menyajikan konten, memunculkan kinerja</text:p>
      <text:p text:style-name="Standard"/>
      <text:p text:style-name="Standard">Menurut Garnier, acara ketiga adalah tentang merangsang mengingat pembelajaran sebelumnya di sini, desainer instruksional harus menghubungkan pelajaran baru dengan situasi yang akrab dengan peserta didik.</text:p>
      <text:p text:style-name="Standard"/>
      <text:p text:style-name="Standard">Misalnya, pelajaran sebelumnya Anda dapat menghubungkan informasi baru untuk menyampaikan pengetahuan atau pengalaman dengan menghubungkan konten yang akan dieksplorasi dalam kursus Anda dengan pengetahuan atau situasi yang dipelajari atau dialami sebelumnya.</text:p>
      <text:p text:style-name="Standard"/>
      <text:p text:style-name="Standard">Anda juga dapat memperoleh contoh konten terkait.</text:p>
      <text:p text:style-name="Standard"/>
      <text:p text:style-name="Standard">Pelajar mungkin telah belajar dan membantu pelajar menghubungkan topik tersebut dengan apa yang akan datang dalam kursus Anda.</text:p>
      <text:p text:style-name="Standard"/>
      <text:p text:style-name="Standard">Kegiatan pelatihan Anda harus mencerminkan pekerjaan aktual yang dilakukan peserta didik dan memberikan latihan yang memungkinkan peserta didik untuk menerapkan pengetahuan dan pengalaman mereka sebelumnya pada aspek teoritis pelatihan.</text:p>
      <text:p text:style-name="Standard"/>
      <text:p text:style-name="Standard">Dalam lingkungan belajar, Anda dapat mempertimbangkan untuk membuat mesin atau mengisi jenis aktivitas yang kosong.</text:p>
      <text:p text:style-name="Standard"/>
      <text:p text:style-name="Standard">Anda dapat melakukan sesuatu dengan terminologi atau konsep yang Anda harapkan mereka ketahui.</text:p>
      <text:p text:style-name="Standard"/>
      <text:p text:style-name="Standard">Ini akan merangsang ingatan akan pembelajaran sebelumnya.</text:p>
      <text:p text:style-name="Standard"/>
      <text:p text:style-name="Standard">Dan ingat, karena pelajar online dipisahkan dari instruktur, sangat penting untuk memastikan bahwa umpan baliknya jelas.</text:p>
      <text:p text:style-name="Standard"/>
      <text:p text:style-name="Standard">Anda ingin memastikan bahwa aktivitas Anda membuat pelajar berpikir tentang apa yang seharusnya sudah mereka ketahui dan apa yang akan mereka terapkan dalam pelajaran Anda.</text:p>
      <text:p text:style-name="Standard"/>
      <text:p text:style-name="Standard">Beberapa cara untuk merangsang mengingat pengetahuan sebelumnya termasuk mengajukan pertanyaan tentang pengalaman sebelumnya atau mengingat peristiwa dari perkuliahan sebelumnya, Anda juga dapat mempertimbangkan untuk memiliki forum papan diskusi dengan fokus pada menghubungkan topik sebelumnya dengan topik saat ini.</text:p>
      <text:p text:style-name="Standard"/>
      <text:p text:style-name="Standard">Pendekatan lain adalah membuat grup Facebook yang didedikasikan khusus untuk kursus Anda dan berdiskusi dengan pelajar Anda di sana.</text:p>
      <text:p text:style-name="Standard"/>
      <text:p text:style-name="Standard">Sebelum kita lanjut ke event selanjutnya, perlu diingat bahwa menurut Gagnier, ada empat event yang saling berhubungan.</text:p>
      <text:p text:style-name="Standard"/>
      <text:p text:style-name="Standard">Mereka mempresentasikan konten, memberikan bimbingan belajar, memunculkan kinerja dan memberikan umpan balik.</text:p>
      <text:p text:style-name="Standard"/>
      <text:p text:style-name="Standard">Alasan mereka terhubung bersama adalah karena Anda tidak dapat memiliki konten tanpa penilaian atau umpan balik.</text:p>
      <text:p text:style-name="Standard"/>
      <text:p text:style-name="Standard"><text:soft-page-break/>Acara keempat adalah presentasi konten pada tahap ini, Anda harus mendeskripsikan poin-poin utama pelajaran dengan menggunakan berbagai teknik, mencoba menambahkan variasi pada format untuk menjaga perhatian peserta didik dan meningkatkan pemahaman materi.</text:p>
      <text:p text:style-name="Standard"/>
      <text:p text:style-name="Standard">Pastikan konten tersegmentasi dengan tujuan terukur mengikuti setiap bagian dari kursus Anda.</text:p>
      <text:p text:style-name="Standard"/>
      <text:p text:style-name="Standard">Video dan mendongeng juga dapat membantu di sini, saat Anda menyajikan konten Anda.</text:p>
      <text:p text:style-name="Standard"/>
      <text:p text:style-name="Standard">Perhatikan berbagai gaya belajar.</text:p>
      <text:p text:style-name="Standard"/>
      <text:p text:style-name="Standard">Dan sementara banyak orang percaya bahwa gaya belajar adalah mitos, saya masih ingin memastikan bahwa saya menyapa pembelajar auditori, visual dan kinestetik dalam kursus saya.</text:p>
      <text:p text:style-name="Standard"/>
      <text:p text:style-name="Standard">Izinkan saya membagikan beberapa cara untuk menyajikan konten Anda berdasarkan informasi yang Anda coba ajarkan.</text:p>
      <text:p text:style-name="Standard"/>
      <text:p text:style-name="Standard">Jika konten Anda berisi banyak fakta, teori, dan prosedur, pertimbangkan untuk memasukkan skenario, studi kasus, simulasi, dan permainan penyelesaian.</text:p>
      <text:p text:style-name="Standard"/>
      <text:p text:style-name="Standard">Dan membangun game e-learning tidak harus mahal atau memakan waktu, meskipun waktu dan anggaran Anda sangat terbatas.</text:p>
      <text:p text:style-name="Standard"/>
      <text:p text:style-name="Standard">Anda dapat membuat game dan simulasi yang menarik menggunakan alat e-learning cepat atau bahkan dunia virtual.</text:p>
      <text:p text:style-name="Standard"/>
      <text:p text:style-name="Standard">Selain itu, ada alat yang disebut aktivitas rap yang memungkinkan desainer e-learning membuat berbagai interaksi pembelajaran yang dapat dimasukkan ke dalam program pembelajaran yang dikembangkan dalam alat seperti pengajar artikulasi atau pemikat.</text:p>
      <text:p text:style-name="Standard"/>
      <text:p text:style-name="Standard">Captivity menyediakan perpustakaan pra-bangun lebih dari 225 model interaksi yang dapat disesuaikan dengan cepat, termasuk game 3D, video, simulasi berbasis skenario, simulasi percabangan, diagram interaktif, survei, teka-teki, animasi, dan banyak lagi.</text:p>
      <text:p text:style-name="Standard"/>
      <text:p text:style-name="Standard">Alat ini memungkinkan desainer instruksional untuk memilih teori pembelajaran yang ingin mereka gunakan untuk membuat pelatihan mereka, seperti Taksonomi Bloom atau sembilan acara Gonyea.</text:p>
      <text:p text:style-name="Standard"/>
      <text:p text:style-name="Standard">Setelah dipilih, Captivities menyarankan sejumlah interaksi untuk setiap langkah teori pembelajaran.</text:p>
      <text:p text:style-name="Standard"/>
      <text:p text:style-name="Standard">Dengan opsi ini, bahkan jika Anda baru dalam desain instruksional, Anda dapat membuat kursus e-learning instruksional suara relatif cepat dan tanpa rasa sakit.</text:p>
      <text:p text:style-name="Standard"/>
      <text:p text:style-name="Standard">Memberikan bimbingan adalah acara kelima pada saat ini, desainer instruksional harus mempresentasikan pelajaran dalam langkah-langkah kecil mulai dari yang sederhana hingga yang kompleks.</text:p>
      <text:p text:style-name="Standard"/>
      <text:p text:style-name="Standard">Penting untuk memulai pelajaran dengan informasi yang mudah dipahami dan menambahkan konsep yang lebih sulit seiring kemajuan pelajaran.</text:p>
      <text:p text:style-name="Standard"/>
      <text:p text:style-name="Standard"><text:soft-page-break/>Hal ini memberikan kesempatan kepada pelajar untuk mengembangkan pengetahuan yang mereka miliki.</text:p>
      <text:p text:style-name="Standard"/>
      <text:p text:style-name="Standard">Hasilnya, mereka akan memahami materi dengan lebih baik dan mempertahankan lebih banyak konten.</text:p>
      <text:p text:style-name="Standard"/>
      <text:p text:style-name="Standard">Mendukung pembelajar dengan kebutuhan pembelajaran online untuk membantu mereka memahami, memperkuat dan menguasai konten yang disajikan dalam kursus.</text:p>
      <text:p text:style-name="Standard"/>
      <text:p text:style-name="Standard">Anda dapat memberikan aktivitas yang mencakup rubrik dan menyatakan ekspektasi yang jelas.</text:p>
      <text:p text:style-name="Standard"/>
      <text:p text:style-name="Standard">Pastikan bahwa aktivitas Anda mendemonstrasikan asas dalam tindakan.</text:p>
      <text:p text:style-name="Standard"/>
      <text:p text:style-name="Standard">Anda juga dapat mempertimbangkan untuk membuat daftar kesalahan umum dan mendiskusikannya.</text:p>
      <text:p text:style-name="Standard"/>
      <text:p text:style-name="Standard">Studi kasus dan analogi juga dapat memandu pelajar Anda ke arah yang benar.</text:p>
      <text:p text:style-name="Standard">Pilihan lainnya adalah mengintegrasikan pembantu kolaborasi online seperti grup obrolan, platform permainan, dan sesi bermain peran ke dalam kursus.</text:p>
      <text:p text:style-name="Standard"/>
      <text:p text:style-name="Standard">Misalnya, Anda dapat menawarkan petunjuk langkah demi langkah dan kemudian meminta pelajar menyelesaikan aktivitas di grup Facebook pribadi atau papan diskusi dan meminta mereka untuk bekerja sama menggunakan instruksi yang Anda berikan dan pelajaran.</text:p>
      <text:p text:style-name="Standard"/>
      <text:p text:style-name="Standard">Anda dapat memberikan panduan kepada pelajar Anda dengan memasukkan contoh yang relevan, studi kasus, grafik, permainan peran, presentasi mendongeng atau analogi.</text:p>
      <text:p text:style-name="Standard"/>
      <text:p text:style-name="Standard">Pertimbangkan untuk menyertakan aktivitas uji pengetahuan singkat Anda setelah setiap kuliah atau presentasi singkat.</text:p>
      <text:p text:style-name="Standard"/>
      <text:p text:style-name="Standard">Ingat, instruktur tidak berada di sana bersama pelajar, dan Anda perlu memastikan bahwa pelajar Anda memahami materi yang baru saja Anda bahas.</text:p>
      <text:p text:style-name="Standard"/>
      <text:p text:style-name="Standard">Membangun petunjuk untuk membantu pelajar memahami berbagai konsep.</text:p>
      <text:p text:style-name="Standard"/>
      <text:p text:style-name="Standard">Misalnya, Anda dapat memberi tanda tanya atau titik panas di samping konsep baru atau yang sulit.</text:p>
      <text:p text:style-name="Standard"/>
      <text:p text:style-name="Standard">Dan ketika pelajar mengarahkan kursor ke atas tanda tanya itu, informasi tambahan dan contoh akan muncul.</text:p>
      <text:p text:style-name="Standard"/>
      <text:p text:style-name="Standard">Acara nomor enam, pertunjukan terlarang di sini, Anda harus melibatkan peserta didik dalam diskusi dan tanya jawab untuk memastikan bahwa mereka telah mempelajari materi partisipasi aktif peserta didik harus meningkatkan pemahaman</text:p>
      <text:p text:style-name="Standard">dan retensi materi.</text:p>
      <text:p text:style-name="Standard"/>
      <text:p text:style-name="Standard">Berikut adalah beberapa strategi yang saya rekomendasikan untuk membantu pelajar mengingat, mengingat dan memperkuat apa yang telah mereka pelajari.</text:p>
      <text:p text:style-name="Standard"/>
      <text:p text:style-name="Standard">Kotak pop dapat membantu pelajar mempertahankan pengetahuan masa lalu.</text:p>
      <text:p text:style-name="Standard"/>
      <text:p text:style-name="Standard"><text:soft-page-break/>Anda juga dapat memberikan tab tinjauan cepat atau akses ke repositori online untuk membantu pelajar merangkum informasi.</text:p>
      <text:p text:style-name="Standard"/>
      <text:p text:style-name="Standard">Saya suka menawarkan pilihan untuk mengulang atau mengulas pelajaran.</text:p>
      <text:p text:style-name="Standard"/>
      <text:p text:style-name="Standard">Kuis singkat dapat memaksa pelajar untuk mengingat kembali pengetahuan sebelumnya.</text:p>
      <text:p text:style-name="Standard"/>
      <text:p text:style-name="Standard">Dan tentu saja, saya mencoba mengintegrasikan contoh dunia nyata sebagai bagian dari konten.</text:p>
      <text:p text:style-name="Standard"/>
      <text:p text:style-name="Standard">Kebanyakan orang belajar paling baik dengan melakukan sesuatu, harapan dalam acara ini adalah bahwa peserta didik Anda sekarang dapat menerapkan pengetahuan yang baru diperoleh dengan sedikit panduan untuk membantu peningkatan kinerja.</text:p>
      <text:p text:style-name="Standard"/>
      <text:p text:style-name="Standard">Anda dapat meminta peserta didik untuk melafalkan, meninjau kembali atau mengulangi informasi yang telah mereka pelajari.</text:p>
      <text:p text:style-name="Standard"/>
      <text:p text:style-name="Standard">Simulasi bekerja dengan baik di sini karena memungkinkan pelajar untuk berlatih di lingkungan yang aman.</text:p>
      <text:p text:style-name="Standard"/>
      <text:p text:style-name="Standard">Anda juga dapat mempertimbangkan untuk merancang skenario pengambilan keputusan berdasarkan masalah yang akan dihadapi pelajar Anda dalam kehidupan nyata.</text:p>
      <text:p text:style-name="Standard"/>
      <text:p text:style-name="Standard">Ini akan memberi mereka kesempatan untuk berlatih dan pada saat yang sama menguji pemahaman mereka tentang materi.</text:p>
      <text:p text:style-name="Standard"/>
      <text:p text:style-name="Standard">Jadi mari kita rekap.</text:p>
      <text:p text:style-name="Standard"/>
      <text:p text:style-name="Standard">Pertama, Anda menambahkan kaitan ke kursus Anda dan menarik perhatian pelajar Anda, kemudian Anda memberi tahu pelajar Anda tentang tujuan dengan cara yang membuat mereka menyadari perlunya mengambil kursus.</text:p>
      <text:p text:style-name="Standard"/>
      <text:p text:style-name="Standard">Selanjutnya, Anda merangsang ingatan akan pembelajaran sebelumnya atau pengetahuan sebelumnya dengan mengajukan pertanyaan yang memancing pemikiran atau mengingatkan siswa Anda tentang sesuatu yang telah mereka ketahui atau dapat kaitkan.</text:p>
      <text:p text:style-name="Standard"/>
      <text:p text:style-name="Standard">Kemudian Anda memperkenalkan konten baru, memberikan panduan belajar dan memperoleh kinerja melalui tugas tertulis, diskusi, permainan peran, simulasi atau pertanyaan interakti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Memberikan Umpan Balik kepada Peserta Didik</text:p>
      <text:p text:style-name="P1"/>
      <text:p text:style-name="Standard">Dan sekarang anda sudah siap untuk event ketujuh yaitu memberikan feedback, jika anda tidak tahu apa yang salah, bagaimana cara memperbaikinya?</text:p>
      <text:p text:style-name="Standard"/>
      <text:p text:style-name="Standard">Baik.</text:p>
      <text:p text:style-name="Standard"/>
      <text:p text:style-name="Standard">Bagaimana pelajar menanggapi pertanyaan?</text:p>
      <text:p text:style-name="Standard"/>
      <text:p text:style-name="Standard">Sangat penting untuk memberi mereka penguatan dan perbaikan.</text:p>
      <text:p text:style-name="Standard"/>
      <text:p text:style-name="Standard">Saat Anda merencanakan kursus Anda, Anda dapat merencanakan untuk memasukkan sarana otomatis bagi peserta didik untuk menilai di mana mereka berdiri, memberikan umpan balik konfirmasi, umpan balik korektif, umpan balik perbaikan, umpan balik informatif, dan akhirnya, umpan balik analitis.</text:p>
      <text:p text:style-name="Standard"/>
      <text:p text:style-name="Standard">Mari kita bicara sedikit tentang jenis umpan balik yang baru saja kita bahas, pemberian umpan balik pada dasarnya mengakui bahwa pelajar telah menyelesaikan tugas yang diperlukan seperti kuis, penilaian atau tugas.</text:p>
      <text:p text:style-name="Standard"/>
      <text:p text:style-name="Standard">Umpan balik korektif berkaitan dengan memberi tahu pelajar di mana kesalahan mereka dan mengapa.</text:p>
      <text:p text:style-name="Standard"/>
      <text:p text:style-name="Standard">Memberikan umpan balik korektif sangat penting karena memungkinkan pelajar untuk maju menuju tujuan mereka dan memberi tahu mereka apakah mereka telah memahami konten dari kursus.</text:p>
      <text:p text:style-name="Standard"/>
      <text:p text:style-name="Standard">Umpan balik juga menunjukkan kepada pelajar bagian-bagian dari kursus yang perlu ditinjau kembali saat memberikan umpan balik kepada pelajar.</text:p>
      <text:p text:style-name="Standard"/>
      <text:p text:style-name="Standard">Anda perlu memastikan bahwa nada keseluruhan ramah dan mendukung, meskipun pertanyaan itu dijawab dengan tidak benar.</text:p>
      <text:p text:style-name="Standard"/>
      <text:p text:style-name="Standard">Sekarang, saya ingin berbicara tentang beberapa pendekatan yang umumnya saya rekomendasikan sebagai bagian dari proses umpan balik korektif formal.</text:p>
      <text:p text:style-name="Standard"/>
      <text:p text:style-name="Standard">Pertama adalah apa yang disebut pendekatan sandwich umpan balik.</text:p>
      <text:p text:style-name="Standard"/>
      <text:p text:style-name="Standard">Ini adalah pendekatan dimana pemberi umpan balik memulai dengan komentar positif tentang sandwich kinerja peserta, umpan balik negatif, dan kemudian ditutup dengan komentar positif di bagian akhir.</text:p>
      <text:p text:style-name="Standard"/>
      <text:p text:style-name="Standard">Berikutnya adalah pendekatan umpan balik kronologis.</text:p>
      <text:p text:style-name="Standard"/>
      <text:p text:style-name="Standard">Dalam pendekatan ini, instruktur menghitung pengamatan baik dan buruk mereka dalam urutan kronologis, memungkinkan peserta didik untuk mendapatkan gambaran berurutan tentang bagaimana mereka melakukannya selama kursus.</text:p>
      <text:p text:style-name="Standard"/>
      <text:p text:style-name="Standard">Dan terakhir, pendekatan pendidikan klinis.</text:p>
      <text:p text:style-name="Standard"/>
      <text:p text:style-name="Standard"><text:soft-page-break/>Ini lebih merupakan metode yang berpusat pada pelajar untuk menyampaikan umpan balik korektif yang menggunakan teknik percakapan untuk menghasilkan tujuan dan rencana tindakan sebagai hasil dari umpan balik yang diberikan.</text:p>
      <text:p text:style-name="Standard"/>
      <text:p text:style-name="Standard">Saya juga ingin menunjukkan kepada Anda bagaimana saya suka menyusun pernyataan umpan balik saya, sebagian besar pernyataan umpan balik saya terdiri dari empat bagian berikut.</text:p>
      <text:p text:style-name="Standard"/>
      <text:p text:style-name="Standard">Pertama, Anda mengakui respons pelajar, misalnya.</text:p>
      <text:p text:style-name="Standard"/>
      <text:p text:style-name="Standard">Itu benar.</text:p>
      <text:p text:style-name="Standard"/>
      <text:p text:style-name="Standard">Atau maaf, itu tidak benar.</text:p>
      <text:p text:style-name="Standard"/>
      <text:p text:style-name="Standard">Kemudian Anda menyatakan tanggapan yang benar.</text:p>
      <text:p text:style-name="Standard"/>
      <text:p text:style-name="Standard">Misalnya jawaban yang benar adalah benar.</text:p>
      <text:p text:style-name="Standard"/>
      <text:p text:style-name="Standard">Perhatikan bahwa pernyataan ini hanya boleh disertakan saat pelajar memilih respons yang salah.</text:p>
      <text:p text:style-name="Standard"/>
      <text:p text:style-name="Standard">Kemudian Anda mengulangi jawaban yang benar.</text:p>
      <text:p text:style-name="Standard"/>
      <text:p text:style-name="Standard">Jadi, alih-alih mengatakan jawaban yang benar adalah B, pertimbangkan untuk mengulangi seluruh pernyataan.</text:p>
      <text:p text:style-name="Standard"/>
      <text:p text:style-name="Standard">Misalnya, jawaban yang benar adalah b desainer instruksional membuat prototipe selama fase pengembangan model ADI.</text:p>
      <text:p text:style-name="Standard"/>
      <text:p text:style-name="Standard">Dan terakhir, Anda ingin menjelaskan mengapa responsnya benar.</text:p>
      <text:p text:style-name="Standard"/>
      <text:p text:style-name="Standard">Ingat, apa pun cara yang Anda pilih untuk memberikan umpan balik, Anda tidak boleh menunggu hingga akhir kursus.</text:p>
      <text:p text:style-name="Standard"/>
      <text:p text:style-name="Standard">Umpan balik harus teratur agar efektif.</text:p>
      <text:p text:style-name="Standard"/>
      <text:p text:style-name="Standard">Selain untuk mengkonfirmasi motif dan umpan balik korektif, ada umpan balik perbaikan, informatif dan analitis.</text:p>
      <text:p text:style-name="Standard"/>
      <text:p text:style-name="Standard">Umpan balik perbaikan adalah ketika Anda menawarkan nasihat dan dorongan tentang bagaimana memperbaiki kekurangan dalam umpan balik formatif berkaitan dengan berbagi informasi yang berguna tentang peningkatan kinerja.</text:p>
      <text:p text:style-name="Standard"/>
      <text:p text:style-name="Standard">Dan terakhir, umpan balik analitis adalah memberikan umpan balik berbasis aturan dan fakta berdasarkan pada kinerja individu.</text:p>
      <text:p text:style-name="Standard"/>
      <text:p text:style-name="Standard"/>
      <text:p text:style-name="Standard"/>
      <text:p text:style-name="Standard"/>
      <text:p text:style-name="Standard"/>
      <text:p text:style-name="Standard"/>
      <text:p text:style-name="P1"><text:soft-page-break/>Menilai Kinerja</text:p>
      <text:p text:style-name="P3"/>
      <text:p text:style-name="P3">Hari ini, kita akan berbicara tentang acara terakhir, acara nomor delapan, menilai kinerja untuk menentukan apakah pelajar telah menguasai tujuan, Anda harus memasukkan kuis atau tugas lain dan pelajaran mereka.</text:p>
      <text:p text:style-name="P3"/>
      <text:p text:style-name="P3">Anda harus mencoba menambahkan tes dan penilaian pencapaian di setiap level.</text:p>
      <text:p text:style-name="P3"/>
      <text:p text:style-name="P3">Pretesting dapat membantu peserta didik mengetahui seberapa banyak yang telah mereka ketahui dan apakah mereka dapat atau tidak harus melewatkan bagian tertentu dari kursus atau berkonsentrasi pada topik tertentu.</text:p>
      <text:p text:style-name="P3"/>
      <text:p text:style-name="P3">Tes pasca harus mengkonfirmasi apakah pelajar telah mempelajari konten tertentu yang menggunakan kuis online, permainan kata dan pertanyaan pilihan ganda, serta jawaban berbasis teks untuk menilai pemahaman pelajar tentang topik.</text:p>
      <text:p text:style-name="P3"/>
      <text:p text:style-name="P3">Sekali lagi, jika Anda ingin menggunakan grup Facebook pribadi Anda, Anda dapat menemukan beberapa cara menyenangkan untuk menilai peserta didik.</text:p>
      <text:p text:style-name="P3"/>
      <text:p text:style-name="P3">Misalnya, Anda dapat meminta mereka membaca artikel atau menonton video dan menjawab pertanyaan di grup Facebook atau di papan diskusi.</text:p>
      <text:p text:style-name="P3"/>
      <text:p text:style-name="P3">Saat Anda menilai kinerja, perlu diingat bahwa pertanyaan tes yang efektif harus mencakup tujuan kursus, pertanyaan tersebut harus valid dan dapat diandalkan, memiliki batang yang ditulis dengan benar, harus mencakup yang sesuai</text:p>
      <text:p text:style-name="P3">mengganggu karakter dan mereka perlu memberikan umpan balik yang konstruktif.</text:p>
      <text:p text:style-name="P3"/>
      <text:p text:style-name="P3">Acara instruksi terakhir adalah tentang meningkatkan retensi dan transfer pembelajaran pada titik ini, desainer instruksional harus memberikan kesempatan bagi pelajar untuk menerapkan hasil pelatihan mereka ke situasi dunia nyata.</text:p>
      <text:p text:style-name="P3"/>
      <text:p text:style-name="P3">Misalnya, mereka mungkin memberi peserta didik beberapa jenis tugas realistis atau memberikan panduan meja yang dapat dirujuk peserta kapan saja ketika mereka melakukan tugas yang disajikan dan instruksi pelajaran akan berbunyi.</text:p>
      <text:p text:style-name="P3"/>
      <text:p text:style-name="P3">Kursus harus membantu pelajar menerjemahkan pengetahuan yang diberikan oleh kursus ke dalam situasi dunia nyata.</text:p>
      <text:p text:style-name="P3"/>
      <text:p text:style-name="P3">Berikut beberapa cara untuk mencapai itu.</text:p>
      <text:p text:style-name="P3"/>
      <text:p text:style-name="P3">Ajak peserta didik untuk memetakan konten yang dipelajari ke aktivitas kehidupan sehari-hari mereka.</text:p>
      <text:p text:style-name="P3"/>
      <text:p text:style-name="P3">Buat peserta didik memikirkan situasi terkait pekerjaan tertentu di mana pengetahuan baru dapat diterapkan dan memberikan contoh simulasi.</text:p>
      <text:p text:style-name="P3"/>
      <text:p text:style-name="P3">Bagaimana jika skenario dan situasi permainan yang mengharuskan peserta didik untuk menanggapi dengan pengetahuan dan keterampilan baru yang dipelajari dalam kursus?</text:p>
      <text:p text:style-name="P3"/>
      <text:p text:style-name="P3"><text:soft-page-break/>Terlepas dari format yang Anda pilih untuk pekerjaan atau panduan referensi, itu harus mencakup hanya penggunaan konten yang harus diketahui, kata-kata deskriptif singkat yang mudah dipahami dan menggabungkan sederhana, jelas dan visual</text:p>
      <text:p text:style-name="P3">grafis yang menarik.</text:p>
      <text:p text:style-name="P3"/>
      <text:p text:style-name="P3">Meskipun tidak selalu memungkinkan untuk menciptakan pekerjaan untuk memenuhi kebutuhan semua gaya belajar, sebagian besar pelajar mendapat manfaat dari visual.</text:p>
      <text:p text:style-name="P3"/>
      <text:p text:style-name="P3">Anda harus mempertimbangkan untuk memasukkan kotak sorotan dan panah yang menekankan teks.</text:p>
      <text:p text:style-name="P3"/>
      <text:p text:style-name="P3">Tidak ada ukuran standar untuk bantuan pekerjaan.</text:p>
      <text:p text:style-name="P3"/>
      <text:p text:style-name="P3">Panjangnya bisa hanya satu halaman atau 50 halaman, tergantung pada konten atau prosedur yang ingin disampaikan.</text:p>
      <text:p text:style-name="P3"/>
      <text:p text:style-name="P3">Ada banyak cara untuk menjadikan bantuan kerja sebagai bagian dari kursus e-learning.</text:p>
      <text:p text:style-name="P3"/>
      <text:p text:style-name="P3">Ini dapat disematkan ke dalam pelajaran yang ditambahkan sebagai lampiran kata atau PDF atau tersedia sebagai aplikasi seluler.</text:p>
      <text:p text:style-name="P3"/>
      <text:p text:style-name="P3">Sembilan peristiwa pengajaran adalah kerangka kerja yang sangat baik untuk pelajaran apa pun, namun, meskipun peristiwa ini telah disajikan sebagai daftar berurutan, pada kenyataannya peristiwa tersebut kemungkinan besar akan tumpang tindih.</text:p>
      <text:p text:style-name="P3"/>
      <text:p text:style-name="P3">Daripada mencoba menerapkan setiap acara secara independen dalam bentuk linier, pembuat konten online harus melihat berbagai acara selama kursus lebih dalam cara yang berulang atau melingkar.</text:p>
      <text:p text:style-name="P3"/>
      <text:p text:style-name="P3">Misalnya, bergantung pada bagaimana kursus Anda disusun, Anda mungkin ingin menggunakan prinsip-prinsip di baliknya</text:p>
      <text:p text:style-name="P3"/>
      <text:p text:style-name="P3">Peristiwa satu mendapatkan perhatian pelajar di beberapa poin selama kursus, bukan hanya di awal kursus.</text:p>
      <text:p text:style-name="P3"/>
      <text:p text:style-name="P3">Jadi belum lama ini, salah satu klien saya meminta saya untuk membuat kursus lanjutan tentang bahaya keamanan bahan kimia, memikirkan pendekatan yang harus saya ambil.</text:p>
      <text:p text:style-name="P3"/>
      <text:p text:style-name="P3">Saya tahu bahwa kursus ini harus memenuhi beberapa persyaratan, membantu pelajar membangun pengetahuan tentang bahaya keselamatan.</text:p>
      <text:p text:style-name="P3"/>
      <text:p text:style-name="P3">Mereka telah mempertahankan motivasi dan minat peserta didik untuk memperoleh pengetahuan baru, menggali informasi dengan cermat, dan mengubah perilaku mereka di sekitar potensi bahaya.</text:p>
      <text:p text:style-name="P3"/>
      <text:p text:style-name="P3">Setelah memikirkan tentang pendekatan untuk merancang kursus ini, saya memutuskan untuk menggunakan sembilan acara pengajaran Gonyea.</text:p>
      <text:p text:style-name="P3"/>
      <text:p text:style-name="P3">Pertama, saya mendapatkan perhatian pelajar dengan skenario yang menggambarkan betapa pelajar harus berhati-hati tentang bahaya keselamatan.</text:p>
      <text:p text:style-name="P3"/>
      <text:p text:style-name="P3">Teknik ini juga menunjukkan relevansi topik.</text:p>
      <text:p text:style-name="P3"><text:soft-page-break/></text:p>
      <text:p text:style-name="P3">Saya mengkomunikasikan tujuan kursus kepada pelajar dengan cara yang merangkum, mendefinisikan dan menjelaskan metode evaluasi.</text:p>
      <text:p text:style-name="P3"/>
      <text:p text:style-name="P3">Kemudian di bagian pertama kursus, saya mengaitkan informasi baru dengan pengetahuan sebelumnya karena konten kursus dibuat berdasarkan pelatihan bahaya kimia sebelumnya.</text:p>
      <text:p text:style-name="P3"/>
      <text:p text:style-name="P3">Saya menghabiskan beberapa waktu untuk ini.</text:p>
      <text:p text:style-name="P3"/>
      <text:p text:style-name="P3">Saya juga bekerja untuk membuat tujuan konten berorientasi dengan tujuan yang terukur dan dapat diamati dan setiap bagian.</text:p>
      <text:p text:style-name="P3"/>
      <text:p text:style-name="P3">Kursus ini menawarkan banyak panduan bagi peserta didik dengan perancah, pembelajaran, AIDS, diskusi sejawat, dan studi kasus.</text:p>
      <text:p text:style-name="P3"/>
      <text:p text:style-name="P3">Kursus ini memberikan banyak penguatan pengetahuan melalui review dan umpan balik, serta penilaian berkala.</text:p>
      <text:p text:style-name="P3"/>
      <text:p text:style-name="P3">Terakhir, kursus ini menekankan penerapan dunia nyata menggunakan skenario nyata dengan pengaturan realistis untuk mendorong peserta didik mengidentifikasi bahaya keselamatan dan menanggapinya.</text:p>
      <text:p text:style-name="P3"/>
      <text:p text:style-name="P3">Hasilnya adalah kursus yang dinamis dan menarik yang mempersiapkan peserta didik untuk pekerjaan mereka.</text:p>
      <text:p text:style-name="P3"/>
      <text:p text:style-name="P3">Jadi sekarang Anda tahu cara membuat kursus e-learning yang efektif menggunakan instruksi Gonyea's 90 Venz, jika Anda mengikuti proses yang kita diskusikan hari ini, Anda akan dapat membuat kursus e-learning yang luar biasa, bahkan jika Anda baru dalam desain instruksional .</text:p>
      <text:p text:style-name="P3"/>
      <text:p text:style-name="P3">Tapi desain instruksional adalah ilmu dan seni.</text:p>
      <text:p text:style-name="P3"/>
      <text:p text:style-name="P3">Ini ilmu karena didasarkan pada teori pembelajaran dan seni karena proses kreatif yang terlibat dalam desain kursus.</text:p>
      <text:p text:style-name="P3"/>
      <text:p text:style-name="P3">Selain itu, semua kursus berbeda dan tidak ada satu ukuran yang cocok untuk semua.</text:p>
      <text:p text:style-name="P3"/>
      <text:p text:style-name="P3">Jadi untuk benar-benar sukses sebagai desainer instruksional, Anda perlu memahami ilmu di balik sen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4:50:55.322608271</meta:creation-date>
    <dc:date>2021-01-06T14:38:51.372588944</dc:date>
    <meta:editing-duration>PT1H22M49S</meta:editing-duration>
    <meta:editing-cycles>25</meta:editing-cycles>
    <meta:generator>LibreOffice/7.0.4.2$Linux_X86_64 LibreOffice_project/00$Build-2</meta:generator>
    <meta:document-statistic meta:table-count="0" meta:image-count="0" meta:object-count="0" meta:page-count="19" meta:paragraph-count="328" meta:word-count="6227" meta:character-count="46852" meta:non-whitespace-character-count="40953"/>
  </office:meta>
</office:document-meta>
</file>